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2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42426666667" calcext:value-type="float">
            <text:p>10.1542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095375" calcext:value-type="float">
            <text:p>9.90709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2088" calcext:value-type="float">
            <text:p>9.26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82425806452" calcext:value-type="float">
            <text:p>9.470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4912" calcext:value-type="float">
            <text:p>8.78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02709677419" calcext:value-type="float">
            <text:p>8.058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00137931035" calcext:value-type="float">
            <text:p>8.10400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13475" calcext:value-type="float">
            <text:p>8.3171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92490322581" calcext:value-type="float">
            <text:p>8.702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9944" calcext:value-type="float">
            <text:p>9.14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69161290323" calcext:value-type="float">
            <text:p>9.982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7552" calcext:value-type="float">
            <text:p>9.75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9925" calcext:value-type="float">
            <text:p>10.1285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424516129" calcext:value-type="float">
            <text:p>10.29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4139354839" calcext:value-type="float">
            <text:p>10.022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007793548387" calcext:value-type="float">
            <text:p>9.620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84896" calcext:value-type="float">
            <text:p>8.43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471303225807" calcext:value-type="float">
            <text:p>8.0647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132" calcext:value-type="float">
            <text:p>7.9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106" calcext:value-type="float">
            <text:p>8.08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1695483871" calcext:value-type="float">
            <text:p>8.325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4712" calcext:value-type="float">
            <text:p>8.8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682787096774" calcext:value-type="float">
            <text:p>9.376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77104" calcext:value-type="float">
            <text:p>9.4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602425806452" calcext:value-type="float">
            <text:p>9.166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592541935484" calcext:value-type="float">
            <text:p>9.505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64765" calcext:value-type="float">
            <text:p>9.146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33256" calcext:value-type="float">
            <text:p>8.52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6750967742" calcext:value-type="float">
            <text:p>8.289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655714285714" calcext:value-type="float">
            <text:p>8.3765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91251612903" calcext:value-type="float">
            <text:p>8.480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784103225807" calcext:value-type="float">
            <text:p>8.707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432" calcext:value-type="float">
            <text:p>9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75075" calcext:value-type="float">
            <text:p>9.054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4936" calcext:value-type="float">
            <text:p>8.72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778270967742" calcext:value-type="float">
            <text:p>9.0277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50270967742" calcext:value-type="float">
            <text:p>9.4545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1352" calcext:value-type="float">
            <text:p>9.9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33682580645" calcext:value-type="float">
            <text:p>10.013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76448" calcext:value-type="float">
            <text:p>9.1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78325" calcext:value-type="float">
            <text:p>8.5527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87277419355" calcext:value-type="float">
            <text:p>8.3718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40722580645" calcext:value-type="float">
            <text:p>8.727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19784" calcext:value-type="float">
            <text:p>9.02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82425806452" calcext:value-type="float">
            <text:p>9.089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6352" calcext:value-type="float">
            <text:p>9.93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471875" calcext:value-type="float">
            <text:p>11.084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15870967742" calcext:value-type="float">
            <text:p>9.750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91612903226" calcext:value-type="float">
            <text:p>8.005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7904" calcext:value-type="float">
            <text:p>7.8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52567741936" calcext:value-type="float">
            <text:p>8.0405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89264516129" calcext:value-type="float">
            <text:p>8.235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956" calcext:value-type="float">
            <text:p>8.28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687025" calcext:value-type="float">
            <text:p>8.4868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9824" calcext:value-type="float">
            <text:p>8.79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013725" calcext:value-type="float">
            <text:p>9.480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021677419355" calcext:value-type="float">
            <text:p>9.6002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43070967742" calcext:value-type="float">
            <text:p>8.497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40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6" meta:object-count="0"/>
    <meta:user-defined meta:name="AppVersion">3.0</meta:user-defined>
  </office:meta>
</office:document-meta>
</file>